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10E00000985582607E8205865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3cac7" draw:fill-color="#b3cac7" draw:textarea-horizontal-align="justify" draw:textarea-vertical-align="middle" draw:auto-grow-height="false" fo:min-height="2.544cm" fo:min-width="12.91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97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b3cac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411cm" svg:height="2.794cm" svg:x="2.54cm" svg:y="6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11cm" svg:height="2.794cm" svg:x="16.84cm" svg:y="6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11cm" svg:height="2.794cm" svg:x="16.84cm" svg:y="13.9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11cm" svg:height="2.794cm" svg:x="2.54cm" svg:y="13.91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9.986cm" svg:height="17.012cm" svg:x="0.508cm" svg:y="1.648cm">
          <draw:image xlink:href="Pictures/100002010000110E00000985582607E82058654C.png" xlink:type="simple" xlink:show="embed" xlink:actuate="onLoad" loext:mime-type="image/png">
            <text:p/>
          </draw:image>
        </draw:frame>
        <draw:custom-shape draw:style-name="gr3" draw:text-style-name="P3" draw:layer="layout" svg:width="0.254cm" svg:height="2.794cm" svg:x="0.354cm" svg:y="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2.794cm" svg:x="0.354cm" svg:y="11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4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15cm" fo:margin-bottom="0cm" fo:text-indent="0cm"/>
      <style:text-properties fo:font-size="36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6cm" fo:margin-bottom="0cm" fo:text-indent="0cm"/>
      <style:text-properties fo:font-size="3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7cm" fo:margin-bottom="0cm" fo:text-indent="0cm"/>
      <style:text-properties fo:font-size="25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8cm" fo:margin-bottom="0cm" fo:text-indent="0cm"/>
      <style:text-properties fo:font-size="25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8cm" fo:margin-bottom="0cm" fo:text-indent="0cm"/>
      <style:text-properties fo:font-size="25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8cm" fo:margin-bottom="0cm" fo:text-indent="0cm"/>
      <style:text-properties fo:font-size="25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8cm" fo:margin-bottom="0cm" fo:text-indent="0cm"/>
      <style:text-properties fo:font-size="25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8cm" fo:margin-bottom="0cm" fo:text-indent="0cm"/>
      <style:text-properties fo:font-size="25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7.431cm" svg:height="3.392cm" svg:x="1.524cm" svg:y="0.81cm" presentation:class="title" presentation:placeholder="true">
        <draw:text-box/>
      </draw:frame>
      <draw:frame presentation:style-name="Default-outline1" draw:layer="backgroundobjects" svg:width="27.431cm" svg:height="11.784cm" svg:x="1.524cm" svg:y="4.754cm" presentation:class="outline" presentation:placeholder="true">
        <draw:text-box/>
      </draw:frame>
      <draw:frame presentation:style-name="Mpr1" draw:text-style-name="MP2" draw:layer="backgroundobjects" svg:width="7.101cm" svg:height="1.4cm" svg:x="1.524cm" svg:y="18.5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4cm" svg:x="10.424cm" svg:y="18.51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4cm" svg:x="21.854cm" svg:y="18.51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18:09.716829782</meta:creation-date>
    <dc:date>2020-11-18T21:28:46.495946980</dc:date>
    <meta:editing-duration>PT8S</meta:editing-duration>
    <meta:editing-cycles>1</meta:editing-cycles>
    <meta:generator>LibreOffice/6.4.6.2$Linux_X86_64 LibreOffice_project/40$Build-2</meta:generator>
    <meta:document-statistic meta:object-count="30"/>
  </office:meta>
</office:document-meta>
</file>